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108cm"/>
    </style:style>
    <style:style style:name="co2" style:family="table-column">
      <style:table-column-properties fo:break-before="auto" style:column-width="2.686cm"/>
    </style:style>
    <style:style style:name="co3" style:family="table-column">
      <style:table-column-properties fo:break-before="auto" style:column-width="3.916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1.976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2.221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l_id:id</text:p>
          </table:table-cell>
          <table:table-cell office:value-type="string">
            <text:p>group_id:id</text:p>
          </table:table-cell>
          <table:table-cell office:value-type="string">
            <text:p>perm_read</text:p>
          </table:table-cell>
          <table:table-cell office:value-type="string">
            <text:p>perm_write</text:p>
          </table:table-cell>
          <table:table-cell office:value-type="string">
            <text:p>perm_create</text:p>
          </table:table-cell>
          <table:table-cell office:value-type="string">
            <text:p>perm_unlink</text:p>
          </table:table-cell>
        </table:table-row>
        <table:table-row table:style-name="ro1">
          <table:table-cell office:value-type="string">
            <text:p>access_analisi_venduto</text:p>
          </table:table-cell>
          <table:table-cell office:value-type="string">
            <text:p>analisi.venduto</text:p>
          </table:table-cell>
          <table:table-cell office:value-type="string">
            <text:p>model_analisi_venduto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string">
            <text:p>access_tempstatistiche_analisi</text:p>
          </table:table-cell>
          <table:table-cell office:value-type="string">
            <text:p>tempstatistiche.analisi</text:p>
          </table:table-cell>
          <table:table-cell office:value-type="string">
            <text:p>model_tempstatistiche_analisi</text:p>
          </table:table-cell>
          <table:table-cell/>
          <table:table-cell table:number-columns-repeated="4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6">26/03/2012</text:date>, <text:time>16.56.1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3-26T16:56:16</dc:date>
    <dc:creator>power </dc:creator>
    <meta:document-statistic meta:table-count="1" meta:cell-count="22" meta:object-count="0"/>
    <meta:generator>LibreOffice/3.4$Linux LibreOffice_project/340m1$Build-402</meta:generator>
  </office:meta>
</office:document-meta>
</file>